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fbc4" officeooo:paragraph-rsid="0018925b"/>
    </style:style>
    <style:style style:name="P2" style:family="paragraph" style:parent-style-name="Standard">
      <style:text-properties officeooo:rsid="0007c95d" officeooo:paragraph-rsid="0018925b"/>
    </style:style>
    <style:style style:name="P3" style:family="paragraph" style:parent-style-name="Standard">
      <style:text-properties fo:font-weight="bold" officeooo:rsid="00140238" officeooo:paragraph-rsid="0018925b" style:font-weight-asian="bold" style:font-weight-complex="bold"/>
    </style:style>
    <style:style style:name="P4" style:family="paragraph" style:parent-style-name="Standard">
      <style:text-properties fo:font-weight="bold" officeooo:rsid="00140238" officeooo:paragraph-rsid="001d8acf" style:font-weight-asian="bold" style:font-weight-complex="bold"/>
    </style:style>
    <style:style style:name="P5" style:family="paragraph" style:parent-style-name="Standard">
      <style:text-properties fo:font-weight="bold" officeooo:rsid="00155bc0" officeooo:paragraph-rsid="0018925b" style:font-weight-asian="bold" style:font-weight-complex="bold"/>
    </style:style>
    <style:style style:name="P6" style:family="paragraph" style:parent-style-name="Standard">
      <style:text-properties fo:font-weight="bold" officeooo:rsid="0018925b" officeooo:paragraph-rsid="0018925b" style:font-weight-asian="bold" style:font-weight-complex="bold"/>
    </style:style>
    <style:style style:name="P7" style:family="paragraph" style:parent-style-name="Standard">
      <style:text-properties fo:font-weight="bold" officeooo:rsid="0018925b" officeooo:paragraph-rsid="0019a825" style:font-weight-asian="bold" style:font-weight-complex="bold"/>
    </style:style>
    <style:style style:name="P8" style:family="paragraph" style:parent-style-name="Standard">
      <style:text-properties fo:font-weight="bold" officeooo:rsid="0018925b" officeooo:paragraph-rsid="001bb887" style:font-weight-asian="bold" style:font-weight-complex="bold"/>
    </style:style>
    <style:style style:name="P9" style:family="paragraph" style:parent-style-name="Standard">
      <style:text-properties fo:font-weight="bold" officeooo:rsid="0012d009" officeooo:paragraph-rsid="00190d02" style:font-weight-asian="bold" style:font-weight-complex="bold"/>
    </style:style>
    <style:style style:name="P10" style:family="paragraph" style:parent-style-name="Standard">
      <style:text-properties fo:font-weight="bold" officeooo:rsid="001d8acf" officeooo:paragraph-rsid="001d8acf" style:font-weight-asian="bold" style:font-weight-complex="bold"/>
    </style:style>
    <style:style style:name="T1" style:family="text">
      <style:text-properties officeooo:rsid="00155bc0"/>
    </style:style>
    <style:style style:name="T2" style:family="text">
      <style:text-properties officeooo:rsid="0007c95d"/>
    </style:style>
    <style:style style:name="T3" style:family="text">
      <style:text-properties officeooo:rsid="0008dd18"/>
    </style:style>
    <style:style style:name="T4" style:family="text">
      <style:text-properties officeooo:rsid="0012d00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d009" style:font-weight-asian="normal" style:font-weight-complex="normal"/>
    </style:style>
    <style:style style:name="T7" style:family="text">
      <style:text-properties fo:font-weight="normal" officeooo:rsid="001372e4" style:font-weight-asian="normal" style:font-weight-complex="normal"/>
    </style:style>
    <style:style style:name="T8" style:family="text">
      <style:text-properties fo:font-weight="normal" officeooo:rsid="0012e279" style:font-weight-asian="normal" style:font-weight-complex="normal"/>
    </style:style>
    <style:style style:name="T9" style:family="text">
      <style:text-properties fo:font-weight="normal" officeooo:rsid="0015b1e7" style:font-weight-asian="normal" style:font-weight-complex="normal"/>
    </style:style>
    <style:style style:name="T10" style:family="text">
      <style:text-properties fo:font-weight="normal" officeooo:rsid="0014bb88" style:font-weight-asian="normal" style:font-weight-complex="normal"/>
    </style:style>
    <style:style style:name="T11" style:family="text">
      <style:text-properties fo:font-weight="normal" officeooo:rsid="0014d133" style:font-weight-asian="normal" style:font-weight-complex="normal"/>
    </style:style>
    <style:style style:name="T12" style:family="text">
      <style:text-properties fo:font-weight="normal" officeooo:rsid="0019a825" style:font-weight-asian="normal" style:font-weight-complex="normal"/>
    </style:style>
    <style:style style:name="T13" style:family="text">
      <style:text-properties fo:font-weight="normal" officeooo:rsid="001a6282" style:font-weight-asian="normal" style:font-weight-complex="normal"/>
    </style:style>
    <style:style style:name="T14" style:family="text">
      <style:text-properties fo:font-weight="normal" officeooo:rsid="001bb887" style:font-weight-asian="normal" style:font-weight-complex="normal"/>
    </style:style>
    <style:style style:name="T15" style:family="text">
      <style:text-properties fo:font-weight="normal" officeooo:rsid="000c8f11" style:font-weight-asian="normal" style:font-weight-complex="normal"/>
    </style:style>
    <style:style style:name="T16" style:family="text">
      <style:text-properties fo:font-weight="normal" officeooo:rsid="001d8acf" style:font-weight-asian="normal" style:font-weight-complex="normal"/>
    </style:style>
    <style:style style:name="T17" style:family="text">
      <style:text-properties fo:font-weight="normal" officeooo:rsid="00099dea" style:font-weight-asian="normal" style:font-weight-complex="normal"/>
    </style:style>
    <style:style style:name="T18" style:family="text">
      <style:text-properties fo:font-weight="normal" officeooo:rsid="000fbff9" style:font-weight-asian="normal" style:font-weight-complex="normal"/>
    </style:style>
    <style:style style:name="T19" style:family="text">
      <style:text-properties fo:font-weight="normal" officeooo:rsid="000ba682" style:font-weight-asian="normal" style:font-weight-complex="normal"/>
    </style:style>
    <style:style style:name="T20" style:family="text">
      <style:text-properties fo:font-weight="normal" officeooo:rsid="000c3872" style:font-weight-asian="normal" style:font-weight-complex="normal"/>
    </style:style>
    <style:style style:name="T21" style:family="text">
      <style:text-properties officeooo:rsid="0012e279"/>
    </style:style>
    <style:style style:name="T22" style:family="text">
      <style:text-properties officeooo:rsid="0014d133"/>
    </style:style>
    <style:style style:name="T23" style:family="text">
      <style:text-properties officeooo:rsid="0006c109"/>
    </style:style>
    <style:style style:name="T24" style:family="text">
      <style:text-properties officeooo:rsid="001d8acf"/>
    </style:style>
    <style:style style:name="T25" style:family="text">
      <style:text-properties officeooo:rsid="000547d9"/>
    </style:style>
    <style:style style:name="T26" style:family="text">
      <style:text-properties officeooo:rsid="000d81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lder: <text:span text:style-name="T2">View</text:span></text:p>
      <text:p text:style-name="P2">Package: <text:span text:style-name="T3">c</text:span>om.mds.app.view</text:p>
      <text:p text:style-name="P1">Class: <text:span text:style-name="T1">MenuPrincipal</text:span>.java</text:p>
      <text:p text:style-name="P1"/>
      <text:p text:style-name="P5">Packages:</text:p>
      <text:p text:style-name="P3"><text:tab/><text:span text:style-name="T4">com.mds.app.view: </text:span><text:span text:style-name="T6">Package containing all the views elements from the application.</text:span></text:p>
      <text:p text:style-name="P3"><text:span text:style-name="T6"/></text:p>
      <text:p text:style-name="P6">Imports:</text:p>
      <text:p text:style-name="P9"><text:tab/>android.app.Activity: <text:span text:style-name="T7">A single thing that the user can do. It basically creates a window where you can place your UI with other elements.</text:span></text:p>
      <text:p text:style-name="P6"><text:tab/>android.content.Context: <text:span text:style-name="T12">An interface to global information about an application environment. It allows access to application-specific resources and classes or launching activities, broadcasting and receiving intents, etc.</text:span></text:p>
      <text:p text:style-name="P9"><text:tab/>android.<text:span text:style-name="T21">content.Intent: </text:span><text:span text:style-name="T7">Intent is a messaging object you can use to request an action from another app component. It facilitates the communication between components.</text:span></text:p>
      <text:p text:style-name="P9"><text:tab/><text:span text:style-name="T21">android.os.Bundle: </text:span><text:span text:style-name="T7">A mapping from String values to various Parcelable types.</text:span></text:p>
      <text:p text:style-name="P9"><text:tab/><text:span text:style-name="T21">android.util.Log:</text:span><text:span text:style-name="T8"> </text:span><text:span text:style-name="T7">Basically a Log.</text:span></text:p>
      <text:p text:style-name="P9"><text:tab/><text:span text:style-name="T21">android.view.Menu: </text:span><text:span text:style-name="T10">Interface for managing the items in a menu.</text:span></text:p>
      <text:p text:style-name="P9"><text:tab/><text:span text:style-name="T21">android.view.View.OnClickListener:</text:span><text:span text:style-name="T8"> </text:span><text:span text:style-name="T9">Interface definition for a callback to be invoked when a view is clicked.</text:span></text:p>
      <text:p text:style-name="P9"><text:tab/><text:span text:style-name="T21">android.widget.ImageButton: </text:span><text:span text:style-name="T7">Basically a button with an image.</text:span></text:p>
      <text:p text:style-name="P9"><text:span text:style-name="T7"><text:tab/></text:span><text:span text:style-name="T22">com.mds.app.R:</text:span><text:span text:style-name="T11"> R class from Android. Auto-generated and NEVER modify anything from this class.</text:span></text:p>
      <text:p text:style-name="P6"><text:tab/>com.mds.app.controller.FavoritosController:</text:p>
      <text:p text:style-name="P6"><text:tab/>com.mds.app.controller.HistoricoController:</text:p>
      <text:p text:style-name="P6"><text:tab/>com.mds.app.controller.ListaController</text:p>
      <text:p text:style-name="P6"><text:tab/>com.mds.app.persistencia.Persistencia:</text:p>
      <text:p text:style-name="P6"/>
      <text:p text:style-name="P6">Class:</text:p>
      <text:p text:style-name="P6"><text:tab/>MenuPrincipal: <text:span text:style-name="T12">A class for the main menu from the application.</text:span></text:p>
      <text:p text:style-name="P6"/>
      <text:p text:style-name="P6">Variables:</text:p>
      <text:p text:style-name="P6"><text:tab/>Context context: <text:span text:style-name="T12">Represents the context of this class(in this case, the MenuPrincipal.class)</text:span></text:p>
      <text:p text:style-name="P6"><text:tab/>ImageButton busca: <text:span text:style-name="T12">Just a button, in this case responsible for starting any search.</text:span></text:p>
      <text:p text:style-name="P6"><text:tab/>ImageButton sobre: <text:span text:style-name="T12">Just a button, in this case responsible to open the about page.</text:span></text:p>
      <text:p text:style-name="P6"><text:tab/>ImageButton favoritos: <text:span text:style-name="T12">Just a button, in this case responsible to open the favorites page.</text:span></text:p>
      <text:p text:style-name="P6"><text:tab/>ImageButton historico: <text:span text:style-name="T12">Just a button, in this case responsible to open the historic page.</text:span></text:p>
      <text:p text:style-name="P7"><text:tab/><text:span text:style-name="T23">Bundle savedInstanceState: </text:span><text:span text:style-name="T11">A bundle is a mapping from String values, in this case saving some instance states.</text:span></text:p>
      <text:p text:style-name="P6"><text:tab/>Persistencia persitencia: <text:span text:style-name="T12">Responsible for the persistence from the application, it this class whom manages the data files.</text:span></text:p>
      <text:p text:style-name="P6"><text:tab/>String conteudoHistorico: <text:span text:style-name="T13">Receives the historic files called from the persistence file.</text:span></text:p>
      <text:p text:style-name="P6"><text:tab/>String conteudoFavoritos: <text:span text:style-name="T13">Receives the favorite files called from the persistence file.</text:span></text:p>
      <text:p text:style-name="P6"><text:tab/>Persistencia.getFileNameHistorico(): <text:span text:style-name="T13">The name from the file name at the historic data file.</text:span></text:p>
      <text:p text:style-name="P6"><text:tab/>FavoritosController favoritosController: <text:span text:style-name="T13">An </text:span><text:span text:style-name="T14">instance</text:span><text:span text:style-name="T13"> from the Favor</text:span><text:span text:style-name="T14">itosController class. We use it to call the popularProjetos() method.</text:span></text:p>
      <text:p text:style-name="P6"><text:tab/>HistoricoController historicoController: <text:span text:style-name="T14">An instance from the HistoricoController class. We use it to call the populateProject() method.</text:span></text:p>
      <text:p text:style-name="P6"><text:tab/>Menu menu: <text:span text:style-name="T14">Basically a menu that we defined in the res folder.</text:span></text:p>
      <text:p text:style-name="P6"><text:tab/>R.menu.main: <text:span text:style-name="T14">The xml file that we create to define the menu.</text:span></text:p>
      <text:p text:style-name="P6"><text:tab/>R.id.imgbutton_busca: <text:span text:style-name="T14">The file that we create to define the search button.</text:span></text:p>
      <text:p text:style-name="P6"><text:tab/>View v: <text:span text:style-name="T14">Just a view.</text:span></text:p>
      <text:p text:style-name="P8"><text:soft-page-break/><text:tab/><text:span text:style-name="T23">Intent i: </text:span><text:span text:style-name="T15">Places the communication between </text:span><text:span text:style-name="T14">MenuPrincipal</text:span><text:span text:style-name="T15"> and </text:span><text:span text:style-name="T14">Busca</text:span><text:span text:style-name="T15"> classes for a new activity.</text:span></text:p>
      <text:p text:style-name="P8"><text:tab/>Persistencia.getFileNameFavoritos(): <text:span text:style-name="T14">Returns the file name at the favorited list.</text:span></text:p>
      <text:p text:style-name="P6"><text:tab/>FavoritosController.getProjetosFavoritados(): <text:span text:style-name="T14">Returns the favorited projects.</text:span></text:p>
      <text:p text:style-name="P6"><text:tab/>String strConteudoFavoritos: <text:span text:style-name="T14">The variable that receives the file name at the favorited list.</text:span></text:p>
      <text:p text:style-name="P6"><text:tab/>String strConteudoHistorico: <text:span text:style-name="T14">The variable name </text:span><text:span text:style-name="T16">that receives the historic content.</text:span></text:p>
      <text:p text:style-name="P6"/>
      <text:p text:style-name="P6">Methods:</text:p>
      <text:p text:style-name="P4"><text:span text:style-name="T25"><text:tab/>onCreate(Bundle savedInstanceState): </text:span><text:span text:style-name="T17">default method from Android, similar to before method from JUnit it basically prepare the application. </text:span><text:span text:style-name="T11">It's here where you initialize your activity.</text:span></text:p>
      <text:p text:style-name="P4"><text:span text:style-name="T11"><text:tab/></text:span><text:span text:style-name="T26">onCreateOptionsMenu(Menu menu): </text:span><text:span text:style-name="T18">Inflate the menu, this adds items to the action bar if it is present.</text:span></text:p>
      <text:p text:style-name="P4"><text:tab/><text:span text:style-name="T24">busca_addListener(): </text:span><text:span text:style-name="T19">adds a listener to the set of listeners that are sent events </text:span><text:span text:style-name="T20">through the life of an animation, such as start, repeat and end. At this case this is an activity </text:span></text:p>
      <text:p text:style-name="P10"><text:tab/>onClick(View v):</text:p>
      <text:p text:style-name="P10"><text:tab/>sobre_addListener(): <text:span text:style-name="T19">adds a listener to the set of listeners that are sent events </text:span><text:span text:style-name="T20">through the life of an animation, such as start, repeat and end. At this case this is an activity </text:span><text:span text:style-name="T5">that calls the Busca class and starts it flows.</text:span></text:p>
      <text:p text:style-name="P10"><text:tab/>favoritos_addListener(): <text:span text:style-name="T19">adds a listener to the set of listeners that are sent events </text:span><text:span text:style-name="T20">through the life of an animation, such as start, repeat and end. At this case this is an activity </text:span><text:span text:style-name="T5">that calls the Favoritos class and starts it flows.</text:span></text:p>
      <text:p text:style-name="P10"><text:tab/>historico_addListener(): <text:span text:style-name="T19">adds a listener to the set of listeners that are sent events </text:span><text:span text:style-name="T20">through the life of an animation, such as start, repeat and end. At this case this is an activity </text:span><text:span text:style-name="T5">that calls Historico class and starts it flows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7:33:40.531663000</meta:creation-date>
    <dc:date>2014-04-11T23:03:20.944129000</dc:date>
    <meta:editing-duration>P1DT5H24M16S</meta:editing-duration>
    <meta:editing-cycles>4</meta:editing-cycles>
    <meta:generator>LibreOffice/4.2.2.1$MacOSX_X86_64 LibreOffice_project/3be8cda0bddd8e430d8cda1ebfd581265cca5a0f</meta:generator>
    <meta:document-statistic meta:table-count="0" meta:image-count="0" meta:object-count="0" meta:page-count="2" meta:paragraph-count="51" meta:word-count="617" meta:character-count="4433" meta:non-whitespace-character-count="3823"/>
  </office:meta>
</office:document-meta>
</file>